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0.0134459715336561" calcext:value-type="float">
            <text:p>0.013445971533656</text:p>
          </table:table-cell>
          <table:table-cell office:value-type="float" office:value="0.0139573160558939" calcext:value-type="float">
            <text:p>0.013957316055894</text:p>
          </table:table-cell>
          <table:table-cell office:value-type="float" office:value="0.0135612739250064" calcext:value-type="float">
            <text:p>0.013561273925006</text:p>
          </table:table-cell>
          <table:table-cell office:value-type="float" office:value="0.0134556703269482" calcext:value-type="float">
            <text:p>0.013455670326948</text:p>
          </table:table-cell>
          <table:table-cell office:value-type="float" office:value="0.0133258635178208" calcext:value-type="float">
            <text:p>0.013325863517821</text:p>
          </table:table-cell>
        </table:table-row>
        <table:table-row table:style-name="ro1">
          <table:table-cell office:value-type="float" office:value="0.0172639805823565" calcext:value-type="float">
            <text:p>0.017263980582357</text:p>
          </table:table-cell>
          <table:table-cell office:value-type="float" office:value="0.0177034623920918" calcext:value-type="float">
            <text:p>0.017703462392092</text:p>
          </table:table-cell>
          <table:table-cell office:value-type="float" office:value="0.0175049174576998" calcext:value-type="float">
            <text:p>0.0175049174577</text:p>
          </table:table-cell>
          <table:table-cell office:value-type="float" office:value="0.0174827612936497" calcext:value-type="float">
            <text:p>0.01748276129365</text:p>
          </table:table-cell>
          <table:table-cell office:value-type="float" office:value="0.0174520704895258" calcext:value-type="float">
            <text:p>0.017452070489526</text:p>
          </table:table-cell>
        </table:table-row>
        <table:table-row table:style-name="ro1">
          <table:table-cell office:value-type="float" office:value="0.0135242929682136" calcext:value-type="float">
            <text:p>0.013524292968214</text:p>
          </table:table-cell>
          <table:table-cell office:value-type="float" office:value="0.0134300719946623" calcext:value-type="float">
            <text:p>0.013430071994662</text:p>
          </table:table-cell>
          <table:table-cell office:value-type="float" office:value="0.0133974114432931" calcext:value-type="float">
            <text:p>0.013397411443293</text:p>
          </table:table-cell>
          <table:table-cell office:value-type="float" office:value="0.0139935845509171" calcext:value-type="float">
            <text:p>0.013993584550917</text:p>
          </table:table-cell>
          <table:table-cell office:value-type="float" office:value="0.0132612679153681" calcext:value-type="float">
            <text:p>0.013261267915368</text:p>
          </table:table-cell>
        </table:table-row>
        <table:table-row table:style-name="ro1">
          <table:table-cell office:value-type="float" office:value="0.0177327990531921" calcext:value-type="float">
            <text:p>0.017732799053192</text:p>
          </table:table-cell>
          <table:table-cell office:value-type="float" office:value="0.0178519282490015" calcext:value-type="float">
            <text:p>0.017851928249002</text:p>
          </table:table-cell>
          <table:table-cell office:value-type="float" office:value="0.0175013355910778" calcext:value-type="float">
            <text:p>0.017501335591078</text:p>
          </table:table-cell>
          <table:table-cell office:value-type="float" office:value="0.0177115481346846" calcext:value-type="float">
            <text:p>0.017711548134685</text:p>
          </table:table-cell>
          <table:table-cell office:value-type="float" office:value="0.0180688723921776" calcext:value-type="float">
            <text:p>0.018068872392178</text:p>
          </table:table-cell>
        </table:table-row>
        <table:table-row table:style-name="ro1">
          <table:table-cell office:value-type="float" office:value="0.0124409720301628" calcext:value-type="float">
            <text:p>0.012440972030163</text:p>
          </table:table-cell>
          <table:table-cell office:value-type="float" office:value="0.0126213226467371" calcext:value-type="float">
            <text:p>0.012621322646737</text:p>
          </table:table-cell>
          <table:table-cell office:value-type="float" office:value="0.0129419034346938" calcext:value-type="float">
            <text:p>0.012941903434694</text:p>
          </table:table-cell>
          <table:table-cell office:value-type="float" office:value="0.0125632844865322" calcext:value-type="float">
            <text:p>0.012563284486532</text:p>
          </table:table-cell>
          <table:table-cell office:value-type="float" office:value="0.0125421369448304" calcext:value-type="float">
            <text:p>0.01254213694483</text:p>
          </table:table-cell>
        </table:table-row>
        <table:table-row table:style-name="ro1">
          <table:table-cell office:value-type="float" office:value="0.0173078794032335" calcext:value-type="float">
            <text:p>0.017307879403234</text:p>
          </table:table-cell>
          <table:table-cell office:value-type="float" office:value="0.0174024496227503" calcext:value-type="float">
            <text:p>0.01740244962275</text:p>
          </table:table-cell>
          <table:table-cell office:value-type="float" office:value="0.0176452044397593" calcext:value-type="float">
            <text:p>0.017645204439759</text:p>
          </table:table-cell>
          <table:table-cell office:value-type="float" office:value="0.017956430092454" calcext:value-type="float">
            <text:p>0.017956430092454</text:p>
          </table:table-cell>
          <table:table-cell office:value-type="float" office:value="0.0177259705960751" calcext:value-type="float">
            <text:p>0.017725970596075</text:p>
          </table:table-cell>
        </table:table-row>
        <table:table-row table:style-name="ro1">
          <table:table-cell office:value-type="float" office:value="0.0126559976488352" calcext:value-type="float">
            <text:p>0.012655997648835</text:p>
          </table:table-cell>
          <table:table-cell office:value-type="float" office:value="0.0125930476933718" calcext:value-type="float">
            <text:p>0.012593047693372</text:p>
          </table:table-cell>
          <table:table-cell office:value-type="float" office:value="0.0127680143341422" calcext:value-type="float">
            <text:p>0.012768014334142</text:p>
          </table:table-cell>
          <table:table-cell office:value-type="float" office:value="0.0125431381165981" calcext:value-type="float">
            <text:p>0.012543138116598</text:p>
          </table:table-cell>
          <table:table-cell office:value-type="float" office:value="0.0126432748511434" calcext:value-type="float">
            <text:p>0.012643274851143</text:p>
          </table:table-cell>
        </table:table-row>
        <table:table-row table:style-name="ro1">
          <table:table-cell office:value-type="float" office:value="0.0173542480915785" calcext:value-type="float">
            <text:p>0.017354248091579</text:p>
          </table:table-cell>
          <table:table-cell office:value-type="float" office:value="0.0172425732016563" calcext:value-type="float">
            <text:p>0.017242573201656</text:p>
          </table:table-cell>
          <table:table-cell office:value-type="float" office:value="0.017557218670845" calcext:value-type="float">
            <text:p>0.017557218670845</text:p>
          </table:table-cell>
          <table:table-cell office:value-type="float" office:value="0.0171560775488615" calcext:value-type="float">
            <text:p>0.017156077548862</text:p>
          </table:table-cell>
          <table:table-cell office:value-type="float" office:value="0.018092293292284" calcext:value-type="float">
            <text:p>0.018092293292284</text:p>
          </table:table-cell>
        </table:table-row>
        <table:table-row table:style-name="ro1">
          <table:table-cell office:value-type="float" office:value="0.0124590210616589" calcext:value-type="float">
            <text:p>0.012459021061659</text:p>
          </table:table-cell>
          <table:table-cell office:value-type="float" office:value="0.0125258006155491" calcext:value-type="float">
            <text:p>0.012525800615549</text:p>
          </table:table-cell>
          <table:table-cell office:value-type="float" office:value="0.0124332392588258" calcext:value-type="float">
            <text:p>0.012433239258826</text:p>
          </table:table-cell>
          <table:table-cell office:value-type="float" office:value="0.0124499974772334" calcext:value-type="float">
            <text:p>0.012449997477233</text:p>
          </table:table-cell>
          <table:table-cell office:value-type="float" office:value="0.0127622652798891" calcext:value-type="float">
            <text:p>0.012762265279889</text:p>
          </table:table-cell>
        </table:table-row>
        <table:table-row table:style-name="ro1">
          <table:table-cell office:value-type="float" office:value="0.0173039007931948" calcext:value-type="float">
            <text:p>0.017303900793195</text:p>
          </table:table-cell>
          <table:table-cell office:value-type="float" office:value="0.016983250156045" calcext:value-type="float">
            <text:p>0.016983250156045</text:p>
          </table:table-cell>
          <table:table-cell office:value-type="float" office:value="0.0177659764885902" calcext:value-type="float">
            <text:p>0.01776597648859</text:p>
          </table:table-cell>
          <table:table-cell office:value-type="float" office:value="0.0172439999878407" calcext:value-type="float">
            <text:p>0.017243999987841</text:p>
          </table:table-cell>
          <table:table-cell office:value-type="float" office:value="0.0173497889190912" calcext:value-type="float">
            <text:p>0.017349788919091</text:p>
          </table:table-cell>
        </table:table-row>
        <table:table-row table:style-name="ro1">
          <table:table-cell office:value-type="float" office:value="0.0124157350510359" calcext:value-type="float">
            <text:p>0.012415735051036</text:p>
          </table:table-cell>
          <table:table-cell office:value-type="float" office:value="0.0124354781582952" calcext:value-type="float">
            <text:p>0.012435478158295</text:p>
          </table:table-cell>
          <table:table-cell office:value-type="float" office:value="0.0128813274204731" calcext:value-type="float">
            <text:p>0.012881327420473</text:p>
          </table:table-cell>
          <table:table-cell office:value-type="float" office:value="0.0126792043447495" calcext:value-type="float">
            <text:p>0.01267920434475</text:p>
          </table:table-cell>
          <table:table-cell office:value-type="float" office:value="0.0125084985047579" calcext:value-type="float">
            <text:p>0.012508498504758</text:p>
          </table:table-cell>
        </table:table-row>
        <table:table-row table:style-name="ro1">
          <table:table-cell table:style-name="ce1" office:value-type="float" office:value="0.0180857814848423" calcext:value-type="float">
            <text:p>0.018085781484842</text:p>
          </table:table-cell>
          <table:table-cell table:style-name="ce1" office:value-type="float" office:value="0.0170062594115734" calcext:value-type="float">
            <text:p>0.017006259411573</text:p>
          </table:table-cell>
          <table:table-cell table:style-name="ce1" office:value-type="float" office:value="0.0173769537359476" calcext:value-type="float">
            <text:p>0.017376953735948</text:p>
          </table:table-cell>
          <table:table-cell table:style-name="ce1" office:value-type="float" office:value="0.0176076013594866" calcext:value-type="float">
            <text:p>0.017607601359487</text:p>
          </table:table-cell>
          <table:table-cell table:style-name="ce1" office:value-type="float" office:value="0.0174983702600002" calcext:value-type="float">
            <text:p>0.01749837026</text:p>
          </table:table-cell>
        </table:table-row>
        <table:table-row table:style-name="ro1">
          <table:table-cell office:value-type="float" office:value="0.0131230847910047" calcext:value-type="float">
            <text:p>0.013123084791005</text:p>
          </table:table-cell>
          <table:table-cell office:value-type="float" office:value="0.0135066490620375" calcext:value-type="float">
            <text:p>0.013506649062038</text:p>
          </table:table-cell>
          <table:table-cell office:value-type="float" office:value="0.0135308466851711" calcext:value-type="float">
            <text:p>0.013530846685171</text:p>
          </table:table-cell>
          <table:table-cell office:value-type="float" office:value="0.0135049782693386" calcext:value-type="float">
            <text:p>0.013504978269339</text:p>
          </table:table-cell>
          <table:table-cell office:value-type="float" office:value="0.0131100565195084" calcext:value-type="float">
            <text:p>0.013110056519508</text:p>
          </table:table-cell>
        </table:table-row>
        <table:table-row table:style-name="ro1">
          <table:table-cell office:value-type="float" office:value="0.0176179762929678" calcext:value-type="float">
            <text:p>0.017617976292968</text:p>
          </table:table-cell>
          <table:table-cell office:value-type="float" office:value="0.0178110338747501" calcext:value-type="float">
            <text:p>0.01781103387475</text:p>
          </table:table-cell>
          <table:table-cell office:value-type="float" office:value="0.0176207385957241" calcext:value-type="float">
            <text:p>0.017620738595724</text:p>
          </table:table-cell>
          <table:table-cell office:value-type="float" office:value="0.0176619682461023" calcext:value-type="float">
            <text:p>0.017661968246102</text:p>
          </table:table-cell>
          <table:table-cell office:value-type="float" office:value="0.0179339479655027" calcext:value-type="float">
            <text:p>0.017933947965503</text:p>
          </table:table-cell>
        </table:table-row>
        <table:table-row table:style-name="ro1">
          <table:table-cell office:value-type="float" office:value="0.0132083399221301" calcext:value-type="float">
            <text:p>0.01320833992213</text:p>
          </table:table-cell>
          <table:table-cell office:value-type="float" office:value="0.0134659828618169" calcext:value-type="float">
            <text:p>0.013465982861817</text:p>
          </table:table-cell>
          <table:table-cell office:value-type="float" office:value="0.0132093466818333" calcext:value-type="float">
            <text:p>0.013209346681833</text:p>
          </table:table-cell>
          <table:table-cell office:value-type="float" office:value="0.0145128192380071" calcext:value-type="float">
            <text:p>0.014512819238007</text:p>
          </table:table-cell>
          <table:table-cell office:value-type="float" office:value="0.0131496731191874" calcext:value-type="float">
            <text:p>0.013149673119187</text:p>
          </table:table-cell>
        </table:table-row>
        <table:table-row table:style-name="ro1">
          <table:table-cell office:value-type="float" office:value="0.0177263300865889" calcext:value-type="float">
            <text:p>0.017726330086589</text:p>
          </table:table-cell>
          <table:table-cell office:value-type="float" office:value="0.0177973341196775" calcext:value-type="float">
            <text:p>0.017797334119678</text:p>
          </table:table-cell>
          <table:table-cell office:value-type="float" office:value="0.0179680325090885" calcext:value-type="float">
            <text:p>0.017968032509089</text:p>
          </table:table-cell>
          <table:table-cell office:value-type="float" office:value="0.0179858356714249" calcext:value-type="float">
            <text:p>0.017985835671425</text:p>
          </table:table-cell>
          <table:table-cell office:value-type="float" office:value="0.0178228840231895" calcext:value-type="float">
            <text:p>0.01782288402319</text:p>
          </table:table-cell>
        </table:table-row>
        <table:table-row table:style-name="ro1">
          <table:table-cell office:value-type="float" office:value="0.0125566925853491" calcext:value-type="float">
            <text:p>0.012556692585349</text:p>
          </table:table-cell>
          <table:table-cell office:value-type="float" office:value="0.0126568609848619" calcext:value-type="float">
            <text:p>0.012656860984862</text:p>
          </table:table-cell>
          <table:table-cell office:value-type="float" office:value="0.0129883168265224" calcext:value-type="float">
            <text:p>0.012988316826522</text:p>
          </table:table-cell>
          <table:table-cell office:value-type="float" office:value="0.0127401342615485" calcext:value-type="float">
            <text:p>0.012740134261549</text:p>
          </table:table-cell>
          <table:table-cell office:value-type="float" office:value="0.0125885922461748" calcext:value-type="float">
            <text:p>0.012588592246175</text:p>
          </table:table-cell>
        </table:table-row>
        <table:table-row table:style-name="ro1">
          <table:table-cell office:value-type="float" office:value="0.0176555812358856" calcext:value-type="float">
            <text:p>0.017655581235886</text:p>
          </table:table-cell>
          <table:table-cell office:value-type="float" office:value="0.0173551347106695" calcext:value-type="float">
            <text:p>0.01735513471067</text:p>
          </table:table-cell>
          <table:table-cell office:value-type="float" office:value="0.0176521763205528" calcext:value-type="float">
            <text:p>0.017652176320553</text:p>
          </table:table-cell>
          <table:table-cell office:value-type="float" office:value="0.01762855052948" calcext:value-type="float">
            <text:p>0.01762855052948</text:p>
          </table:table-cell>
          <table:table-cell office:value-type="float" office:value="0.0172783546149731" calcext:value-type="float">
            <text:p>0.017278354614973</text:p>
          </table:table-cell>
        </table:table-row>
        <table:table-row table:style-name="ro1">
          <table:table-cell office:value-type="float" office:value="0.0124925654381514" calcext:value-type="float">
            <text:p>0.012492565438151</text:p>
          </table:table-cell>
          <table:table-cell office:value-type="float" office:value="0.012729823589325" calcext:value-type="float">
            <text:p>0.012729823589325</text:p>
          </table:table-cell>
          <table:table-cell office:value-type="float" office:value="0.0124424984678626" calcext:value-type="float">
            <text:p>0.012442498467863</text:p>
          </table:table-cell>
          <table:table-cell office:value-type="float" office:value="0.0127751184627414" calcext:value-type="float">
            <text:p>0.012775118462741</text:p>
          </table:table-cell>
          <table:table-cell office:value-type="float" office:value="0.0127480765804648" calcext:value-type="float">
            <text:p>0.012748076580465</text:p>
          </table:table-cell>
        </table:table-row>
        <table:table-row table:style-name="ro1">
          <table:table-cell office:value-type="float" office:value="0.0182279348373413" calcext:value-type="float">
            <text:p>0.018227934837341</text:p>
          </table:table-cell>
          <table:table-cell office:value-type="float" office:value="0.0180274732410908" calcext:value-type="float">
            <text:p>0.018027473241091</text:p>
          </table:table-cell>
          <table:table-cell office:value-type="float" office:value="0.0177040621638298" calcext:value-type="float">
            <text:p>0.01770406216383</text:p>
          </table:table-cell>
          <table:table-cell office:value-type="float" office:value="0.0173978954553604" calcext:value-type="float">
            <text:p>0.01739789545536</text:p>
          </table:table-cell>
          <table:table-cell office:value-type="float" office:value="0.0175789520144463" calcext:value-type="float">
            <text:p>0.017578952014446</text:p>
          </table:table-cell>
        </table:table-row>
        <table:table-row table:style-name="ro1">
          <table:table-cell office:value-type="float" office:value="0.0124624939635396" calcext:value-type="float">
            <text:p>0.01246249396354</text:p>
          </table:table-cell>
          <table:table-cell office:value-type="float" office:value="0.0125075113028288" calcext:value-type="float">
            <text:p>0.012507511302829</text:p>
          </table:table-cell>
          <table:table-cell office:value-type="float" office:value="0.0124674132093787" calcext:value-type="float">
            <text:p>0.012467413209379</text:p>
          </table:table-cell>
          <table:table-cell office:value-type="float" office:value="0.0126576572656632" calcext:value-type="float">
            <text:p>0.012657657265663</text:p>
          </table:table-cell>
          <table:table-cell office:value-type="float" office:value="0.0126932077109814" calcext:value-type="float">
            <text:p>0.012693207710981</text:p>
          </table:table-cell>
        </table:table-row>
        <table:table-row table:style-name="ro1">
          <table:table-cell office:value-type="float" office:value="0.0174861270934343" calcext:value-type="float">
            <text:p>0.017486127093434</text:p>
          </table:table-cell>
          <table:table-cell office:value-type="float" office:value="0.0171950180083513" calcext:value-type="float">
            <text:p>0.017195018008351</text:p>
          </table:table-cell>
          <table:table-cell office:value-type="float" office:value="0.0173734314739704" calcext:value-type="float">
            <text:p>0.01737343147397</text:p>
          </table:table-cell>
          <table:table-cell office:value-type="float" office:value="0.0173601228743792" calcext:value-type="float">
            <text:p>0.017360122874379</text:p>
          </table:table-cell>
          <table:table-cell office:value-type="float" office:value="0.0179174244403839" calcext:value-type="float">
            <text:p>0.017917424440384</text:p>
          </table:table-cell>
        </table:table-row>
        <table:table-row table:style-name="ro1">
          <table:table-cell office:value-type="float" office:value="0.0124335559085011" calcext:value-type="float">
            <text:p>0.012433555908501</text:p>
          </table:table-cell>
          <table:table-cell office:value-type="float" office:value="0.0126342810690403" calcext:value-type="float">
            <text:p>0.01263428106904</text:p>
          </table:table-cell>
          <table:table-cell office:value-type="float" office:value="0.0125225894153118" calcext:value-type="float">
            <text:p>0.012522589415312</text:p>
          </table:table-cell>
          <table:table-cell office:value-type="float" office:value="0.0124378763139248" calcext:value-type="float">
            <text:p>0.012437876313925</text:p>
          </table:table-cell>
          <table:table-cell office:value-type="float" office:value="0.0125900283455849" calcext:value-type="float">
            <text:p>0.012590028345585</text:p>
          </table:table-cell>
        </table:table-row>
        <table:table-row table:style-name="ro1">
          <table:table-cell table:style-name="ce2" office:value-type="float" office:value="0.0172454211860895" calcext:value-type="float">
            <text:p>0.01724542118609</text:p>
          </table:table-cell>
          <table:table-cell table:style-name="ce2" office:value-type="float" office:value="0.0173187982290983" calcext:value-type="float">
            <text:p>0.017318798229098</text:p>
          </table:table-cell>
          <table:table-cell table:style-name="ce2" office:value-type="float" office:value="0.0174449495971203" calcext:value-type="float">
            <text:p>0.01744494959712</text:p>
          </table:table-cell>
          <table:table-cell table:style-name="ce2" office:value-type="float" office:value="0.0172747001051903" calcext:value-type="float">
            <text:p>0.01727470010519</text:p>
          </table:table-cell>
          <table:table-cell table:style-name="ce2" office:value-type="float" office:value="0.0175206288695335" calcext:value-type="float">
            <text:p>0.017520628869534</text:p>
          </table:table-cell>
        </table:table-row>
        <table:table-row table:style-name="ro1">
          <table:table-cell office:value-type="float" office:value="0.0134459715336561" calcext:value-type="float">
            <text:p>0.013445971533656</text:p>
          </table:table-cell>
          <table:table-cell office:value-type="float" office:value="0.0141234407201409" calcext:value-type="float">
            <text:p>0.014123440720141</text:p>
          </table:table-cell>
          <table:table-cell office:value-type="float" office:value="0.0134038338437676" calcext:value-type="float">
            <text:p>0.013403833843768</text:p>
          </table:table-cell>
          <table:table-cell office:value-type="float" office:value="0.0141931409016252" calcext:value-type="float">
            <text:p>0.014193140901625</text:p>
          </table:table-cell>
          <table:table-cell office:value-type="float" office:value="0.0134020326659083" calcext:value-type="float">
            <text:p>0.013402032665908</text:p>
          </table:table-cell>
        </table:table-row>
        <table:table-row table:style-name="ro1">
          <table:table-cell office:value-type="float" office:value="0.0172639805823565" calcext:value-type="float">
            <text:p>0.017263980582357</text:p>
          </table:table-cell>
          <table:table-cell office:value-type="float" office:value="0.0178505964577198" calcext:value-type="float">
            <text:p>0.01785059645772</text:p>
          </table:table-cell>
          <table:table-cell office:value-type="float" office:value="0.0178569592535496" calcext:value-type="float">
            <text:p>0.01785695925355</text:p>
          </table:table-cell>
          <table:table-cell office:value-type="float" office:value="0.0175555888563395" calcext:value-type="float">
            <text:p>0.01755558885634</text:p>
          </table:table-cell>
          <table:table-cell office:value-type="float" office:value="0.0177123602479696" calcext:value-type="float">
            <text:p>0.01771236024797</text:p>
          </table:table-cell>
        </table:table-row>
        <table:table-row table:style-name="ro1">
          <table:table-cell office:value-type="float" office:value="0.0135242929682136" calcext:value-type="float">
            <text:p>0.013524292968214</text:p>
          </table:table-cell>
          <table:table-cell office:value-type="float" office:value="0.0138390185311437" calcext:value-type="float">
            <text:p>0.013839018531144</text:p>
          </table:table-cell>
          <table:table-cell office:value-type="float" office:value="0.014416977763176" calcext:value-type="float">
            <text:p>0.014416977763176</text:p>
          </table:table-cell>
          <table:table-cell office:value-type="float" office:value="0.0137494709342718" calcext:value-type="float">
            <text:p>0.013749470934272</text:p>
          </table:table-cell>
          <table:table-cell office:value-type="float" office:value="0.0142770083621144" calcext:value-type="float">
            <text:p>0.014277008362114</text:p>
          </table:table-cell>
        </table:table-row>
        <table:table-row table:style-name="ro1">
          <table:table-cell office:value-type="float" office:value="0.0177327990531921" calcext:value-type="float">
            <text:p>0.017732799053192</text:p>
          </table:table-cell>
          <table:table-cell office:value-type="float" office:value="0.0176047198474407" calcext:value-type="float">
            <text:p>0.017604719847441</text:p>
          </table:table-cell>
          <table:table-cell office:value-type="float" office:value="0.01817761734128" calcext:value-type="float">
            <text:p>0.01817761734128</text:p>
          </table:table-cell>
          <table:table-cell office:value-type="float" office:value="0.0175936371088028" calcext:value-type="float">
            <text:p>0.017593637108803</text:p>
          </table:table-cell>
          <table:table-cell office:value-type="float" office:value="0.0177958551794291" calcext:value-type="float">
            <text:p>0.017795855179429</text:p>
          </table:table-cell>
        </table:table-row>
        <table:table-row table:style-name="ro1">
          <table:table-cell office:value-type="float" office:value="0.0124409720301628" calcext:value-type="float">
            <text:p>0.012440972030163</text:p>
          </table:table-cell>
          <table:table-cell office:value-type="float" office:value="0.0126472897827625" calcext:value-type="float">
            <text:p>0.012647289782763</text:p>
          </table:table-cell>
          <table:table-cell office:value-type="float" office:value="0.0129417572170496" calcext:value-type="float">
            <text:p>0.01294175721705</text:p>
          </table:table-cell>
          <table:table-cell office:value-type="float" office:value="0.0125768817961216" calcext:value-type="float">
            <text:p>0.012576881796122</text:p>
          </table:table-cell>
          <table:table-cell office:value-type="float" office:value="0.0128344809636474" calcext:value-type="float">
            <text:p>0.012834480963647</text:p>
          </table:table-cell>
        </table:table-row>
        <table:table-row table:style-name="ro1">
          <table:table-cell office:value-type="float" office:value="0.0173078794032335" calcext:value-type="float">
            <text:p>0.017307879403234</text:p>
          </table:table-cell>
          <table:table-cell office:value-type="float" office:value="0.0172540191560984" calcext:value-type="float">
            <text:p>0.017254019156098</text:p>
          </table:table-cell>
          <table:table-cell office:value-type="float" office:value="0.0172992236912251" calcext:value-type="float">
            <text:p>0.017299223691225</text:p>
          </table:table-cell>
          <table:table-cell office:value-type="float" office:value="0.0171668659895659" calcext:value-type="float">
            <text:p>0.017166865989566</text:p>
          </table:table-cell>
          <table:table-cell office:value-type="float" office:value="0.0173846930265427" calcext:value-type="float">
            <text:p>0.017384693026543</text:p>
          </table:table-cell>
        </table:table-row>
        <table:table-row table:style-name="ro1">
          <table:table-cell office:value-type="float" office:value="0.0126559976488352" calcext:value-type="float">
            <text:p>0.012655997648835</text:p>
          </table:table-cell>
          <table:table-cell office:value-type="float" office:value="0.0127570182085037" calcext:value-type="float">
            <text:p>0.012757018208504</text:p>
          </table:table-cell>
          <table:table-cell office:value-type="float" office:value="0.0128155946731567" calcext:value-type="float">
            <text:p>0.012815594673157</text:p>
          </table:table-cell>
          <table:table-cell office:value-type="float" office:value="0.0126139037311077" calcext:value-type="float">
            <text:p>0.012613903731108</text:p>
          </table:table-cell>
          <table:table-cell office:value-type="float" office:value="0.0127552719786763" calcext:value-type="float">
            <text:p>0.012755271978676</text:p>
          </table:table-cell>
        </table:table-row>
        <table:table-row table:style-name="ro1">
          <table:table-cell office:value-type="float" office:value="0.0173542480915785" calcext:value-type="float">
            <text:p>0.017354248091579</text:p>
          </table:table-cell>
          <table:table-cell office:value-type="float" office:value="0.0174600873142481" calcext:value-type="float">
            <text:p>0.017460087314248</text:p>
          </table:table-cell>
          <table:table-cell office:value-type="float" office:value="0.0176743697375059" calcext:value-type="float">
            <text:p>0.017674369737506</text:p>
          </table:table-cell>
          <table:table-cell office:value-type="float" office:value="0.0171086322516203" calcext:value-type="float">
            <text:p>0.01710863225162</text:p>
          </table:table-cell>
          <table:table-cell office:value-type="float" office:value="0.0177102163434029" calcext:value-type="float">
            <text:p>0.017710216343403</text:p>
          </table:table-cell>
        </table:table-row>
        <table:table-row table:style-name="ro1">
          <table:table-cell office:value-type="float" office:value="0.0124590210616589" calcext:value-type="float">
            <text:p>0.012459021061659</text:p>
          </table:table-cell>
          <table:table-cell office:value-type="float" office:value="0.0128667084500194" calcext:value-type="float">
            <text:p>0.012866708450019</text:p>
          </table:table-cell>
          <table:table-cell office:value-type="float" office:value="0.0127752376720309" calcext:value-type="float">
            <text:p>0.012775237672031</text:p>
          </table:table-cell>
          <table:table-cell office:value-type="float" office:value="0.0124929510056973" calcext:value-type="float">
            <text:p>0.012492951005697</text:p>
          </table:table-cell>
          <table:table-cell office:value-type="float" office:value="0.0125316027551889" calcext:value-type="float">
            <text:p>0.012531602755189</text:p>
          </table:table-cell>
        </table:table-row>
        <table:table-row table:style-name="ro1">
          <table:table-cell office:value-type="float" office:value="0.0173039007931948" calcext:value-type="float">
            <text:p>0.017303900793195</text:p>
          </table:table-cell>
          <table:table-cell office:value-type="float" office:value="0.0171738676726818" calcext:value-type="float">
            <text:p>0.017173867672682</text:p>
          </table:table-cell>
          <table:table-cell office:value-type="float" office:value="0.0175150018185377" calcext:value-type="float">
            <text:p>0.017515001818538</text:p>
          </table:table-cell>
          <table:table-cell office:value-type="float" office:value="0.0173207093030214" calcext:value-type="float">
            <text:p>0.017320709303021</text:p>
          </table:table-cell>
          <table:table-cell office:value-type="float" office:value="0.0171824917197227" calcext:value-type="float">
            <text:p>0.017182491719723</text:p>
          </table:table-cell>
        </table:table-row>
        <table:table-row table:style-name="ro1">
          <table:table-cell office:value-type="float" office:value="0.0124157350510359" calcext:value-type="float">
            <text:p>0.012415735051036</text:p>
          </table:table-cell>
          <table:table-cell office:value-type="float" office:value="0.0123422220349312" calcext:value-type="float">
            <text:p>0.012342222034931</text:p>
          </table:table-cell>
          <table:table-cell office:value-type="float" office:value="0.0125997299328446" calcext:value-type="float">
            <text:p>0.012599729932845</text:p>
          </table:table-cell>
          <table:table-cell office:value-type="float" office:value="0.0124120684340596" calcext:value-type="float">
            <text:p>0.01241206843406</text:p>
          </table:table-cell>
          <table:table-cell office:value-type="float" office:value="0.012539004907012" calcext:value-type="float">
            <text:p>0.012539004907012</text:p>
          </table:table-cell>
        </table:table-row>
        <table:table-row table:style-name="ro1">
          <table:table-cell table:style-name="ce1" office:value-type="float" office:value="0.0180857814848423" calcext:value-type="float">
            <text:p>0.018085781484842</text:p>
          </table:table-cell>
          <table:table-cell office:value-type="float" office:value="0.0178914535790682" calcext:value-type="float">
            <text:p>0.017891453579068</text:p>
          </table:table-cell>
          <table:table-cell office:value-type="float" office:value="0.0174582749605179" calcext:value-type="float">
            <text:p>0.017458274960518</text:p>
          </table:table-cell>
          <table:table-cell office:value-type="float" office:value="0.0171052496880293" calcext:value-type="float">
            <text:p>0.017105249688029</text:p>
          </table:table-cell>
          <table:table-cell office:value-type="float" office:value="0.0172327160835266" calcext:value-type="float">
            <text:p>0.017232716083527</text:p>
          </table:table-cell>
        </table:table-row>
        <table:table-row table:style-name="ro1">
          <table:table-cell office:value-type="float" office:value="0.82693347625783" calcext:value-type="float">
            <text:p>0.82693347625783</text:p>
          </table:table-cell>
          <table:table-cell office:value-type="float" office:value="0.810700765550905" calcext:value-type="float">
            <text:p>0.810700765550905</text:p>
          </table:table-cell>
          <table:table-cell office:value-type="float" office:value="0.829608937848176" calcext:value-type="float">
            <text:p>0.829608937848176</text:p>
          </table:table-cell>
          <table:table-cell office:value-type="float" office:value="0.824160317111974" calcext:value-type="float">
            <text:p>0.824160317111974</text:p>
          </table:table-cell>
          <table:table-cell office:value-type="float" office:value="0.825056425349078" calcext:value-type="float">
            <text:p>0.825056425349078</text:p>
          </table:table-cell>
        </table:table-row>
        <table:table-row table:style-name="ro1">
          <table:table-cell office:value-type="float" office:value="0.734385557284542" calcext:value-type="float">
            <text:p>0.734385557284542</text:p>
          </table:table-cell>
          <table:table-cell office:value-type="float" office:value="0.738056149271311" calcext:value-type="float">
            <text:p>0.738056149271311</text:p>
          </table:table-cell>
          <table:table-cell office:value-type="float" office:value="0.77155822626694" calcext:value-type="float">
            <text:p>0.77155822626694</text:p>
          </table:table-cell>
          <table:table-cell office:value-type="float" office:value="0.761655040746818" calcext:value-type="float">
            <text:p>0.761655040746818</text:p>
          </table:table-cell>
          <table:table-cell office:value-type="float" office:value="0.762009870751906" calcext:value-type="float">
            <text:p>0.762009870751906</text:p>
          </table:table-cell>
        </table:table-row>
        <table:table-row table:style-name="ro1">
          <table:table-cell office:value-type="float" office:value="0.83439312562502" calcext:value-type="float">
            <text:p>0.83439312562502</text:p>
          </table:table-cell>
          <table:table-cell office:value-type="float" office:value="0.837597325174057" calcext:value-type="float">
            <text:p>0.837597325174057</text:p>
          </table:table-cell>
          <table:table-cell office:value-type="float" office:value="0.837988835174616" calcext:value-type="float">
            <text:p>0.837988835174616</text:p>
          </table:table-cell>
          <table:table-cell office:value-type="float" office:value="0.835656053020086" calcext:value-type="float">
            <text:p>0.835656053020086</text:p>
          </table:table-cell>
          <table:table-cell office:value-type="float" office:value="0.818003905090164" calcext:value-type="float">
            <text:p>0.818003905090164</text:p>
          </table:table-cell>
        </table:table-row>
        <table:table-row table:style-name="ro1">
          <table:table-cell office:value-type="float" office:value="0.769295163135783" calcext:value-type="float">
            <text:p>0.769295163135783</text:p>
          </table:table-cell>
          <table:table-cell office:value-type="float" office:value="0.780838419706564" calcext:value-type="float">
            <text:p>0.780838419706564</text:p>
          </table:table-cell>
          <table:table-cell office:value-type="float" office:value="0.779213680452724" calcext:value-type="float">
            <text:p>0.779213680452724</text:p>
          </table:table-cell>
          <table:table-cell office:value-type="float" office:value="0.779775038628457" calcext:value-type="float">
            <text:p>0.779775038628457</text:p>
          </table:table-cell>
          <table:table-cell office:value-type="float" office:value="0.778426474447742" calcext:value-type="float">
            <text:p>0.778426474447742</text:p>
          </table:table-cell>
        </table:table-row>
        <table:table-row table:style-name="ro1">
          <table:table-cell office:value-type="float" office:value="0.83403070540662" calcext:value-type="float">
            <text:p>0.83403070540662</text:p>
          </table:table-cell>
          <table:table-cell office:value-type="float" office:value="0.82479337489" calcext:value-type="float">
            <text:p>0.82479337489</text:p>
          </table:table-cell>
          <table:table-cell office:value-type="float" office:value="0.842365877688543" calcext:value-type="float">
            <text:p>0.842365877688543</text:p>
          </table:table-cell>
          <table:table-cell office:value-type="float" office:value="0.839934893978511" calcext:value-type="float">
            <text:p>0.839934893978511</text:p>
          </table:table-cell>
          <table:table-cell office:value-type="float" office:value="0.82713961177162" calcext:value-type="float">
            <text:p>0.82713961177162</text:p>
          </table:table-cell>
        </table:table-row>
        <table:table-row table:style-name="ro1">
          <table:table-cell office:value-type="float" office:value="0.738706441814456" calcext:value-type="float">
            <text:p>0.738706441814456</text:p>
          </table:table-cell>
          <table:table-cell office:value-type="float" office:value="0.761036031486679" calcext:value-type="float">
            <text:p>0.761036031486679</text:p>
          </table:table-cell>
          <table:table-cell office:value-type="float" office:value="0.765196105112722" calcext:value-type="float">
            <text:p>0.765196105112722</text:p>
          </table:table-cell>
          <table:table-cell office:value-type="float" office:value="0.753166588620621" calcext:value-type="float">
            <text:p>0.753166588620621</text:p>
          </table:table-cell>
          <table:table-cell office:value-type="float" office:value="0.777927317244177" calcext:value-type="float">
            <text:p>0.777927317244177</text:p>
          </table:table-cell>
        </table:table-row>
        <table:table-row table:style-name="ro1">
          <table:table-cell office:value-type="float" office:value="0.827722760815093" calcext:value-type="float">
            <text:p>0.827722760815093</text:p>
          </table:table-cell>
          <table:table-cell office:value-type="float" office:value="0.8266516224654" calcext:value-type="float">
            <text:p>0.8266516224654</text:p>
          </table:table-cell>
          <table:table-cell office:value-type="float" office:value="0.843186240026816" calcext:value-type="float">
            <text:p>0.843186240026816</text:p>
          </table:table-cell>
          <table:table-cell office:value-type="float" office:value="0.843478265038791" calcext:value-type="float">
            <text:p>0.843478265038791</text:p>
          </table:table-cell>
          <table:table-cell office:value-type="float" office:value="0.839766748688797" calcext:value-type="float">
            <text:p>0.839766748688797</text:p>
          </table:table-cell>
        </table:table-row>
        <table:table-row table:style-name="ro1">
          <table:table-cell office:value-type="float" office:value="0.788589014964393" calcext:value-type="float">
            <text:p>0.788589014964393</text:p>
          </table:table-cell>
          <table:table-cell office:value-type="float" office:value="0.782133724030574" calcext:value-type="float">
            <text:p>0.782133724030574</text:p>
          </table:table-cell>
          <table:table-cell office:value-type="float" office:value="0.784172100886198" calcext:value-type="float">
            <text:p>0.784172100886198</text:p>
          </table:table-cell>
          <table:table-cell office:value-type="float" office:value="0.756534936080577" calcext:value-type="float">
            <text:p>0.756534936080577</text:p>
          </table:table-cell>
          <table:table-cell office:value-type="float" office:value="0.796777909986337" calcext:value-type="float">
            <text:p>0.796777909986337</text:p>
          </table:table-cell>
        </table:table-row>
        <table:table-row table:style-name="ro1">
          <table:table-cell office:value-type="float" office:value="0.837233755319208" calcext:value-type="float">
            <text:p>0.837233755319208</text:p>
          </table:table-cell>
          <table:table-cell office:value-type="float" office:value="0.831175975819526" calcext:value-type="float">
            <text:p>0.831175975819526</text:p>
          </table:table-cell>
          <table:table-cell office:value-type="float" office:value="0.84736701619912" calcext:value-type="float">
            <text:p>0.84736701619912</text:p>
          </table:table-cell>
          <table:table-cell office:value-type="float" office:value="0.838300215518818" calcext:value-type="float">
            <text:p>0.838300215518818</text:p>
          </table:table-cell>
          <table:table-cell office:value-type="float" office:value="0.842133768868408" calcext:value-type="float">
            <text:p>0.842133768868408</text:p>
          </table:table-cell>
        </table:table-row>
        <table:table-row table:style-name="ro1">
          <table:table-cell office:value-type="float" office:value="0.76166496703016" calcext:value-type="float">
            <text:p>0.76166496703016</text:p>
          </table:table-cell>
          <table:table-cell office:value-type="float" office:value="0.788740031952228" calcext:value-type="float">
            <text:p>0.788740031952228</text:p>
          </table:table-cell>
          <table:table-cell office:value-type="float" office:value="0.726153591820021" calcext:value-type="float">
            <text:p>0.726153591820021</text:p>
          </table:table-cell>
          <table:table-cell office:value-type="float" office:value="0.760735234621408" calcext:value-type="float">
            <text:p>0.760735234621408</text:p>
          </table:table-cell>
          <table:table-cell office:value-type="float" office:value="0.778365726398403" calcext:value-type="float">
            <text:p>0.778365726398403</text:p>
          </table:table-cell>
        </table:table-row>
        <table:table-row table:style-name="ro1">
          <table:table-cell office:value-type="float" office:value="0.843556554712977" calcext:value-type="float">
            <text:p>0.843556554712977</text:p>
          </table:table-cell>
          <table:table-cell office:value-type="float" office:value="0.844617085378485" calcext:value-type="float">
            <text:p>0.844617085378485</text:p>
          </table:table-cell>
          <table:table-cell office:value-type="float" office:value="0.819879349898356" calcext:value-type="float">
            <text:p>0.819879349898356</text:p>
          </table:table-cell>
          <table:table-cell office:value-type="float" office:value="0.83501500124094" calcext:value-type="float">
            <text:p>0.83501500124094</text:p>
          </table:table-cell>
          <table:table-cell office:value-type="float" office:value="0.841578674669437" calcext:value-type="float">
            <text:p>0.841578674669437</text:p>
          </table:table-cell>
        </table:table-row>
        <table:table-row table:style-name="ro1">
          <table:table-cell table:style-name="ce2" office:value-type="float" office:value="0.794726337637122" calcext:value-type="float">
            <text:p>0.794726337637122</text:p>
          </table:table-cell>
          <table:table-cell table:style-name="ce2" office:value-type="float" office:value="0.768963035192366" calcext:value-type="float">
            <text:p>0.768963035192366</text:p>
          </table:table-cell>
          <table:table-cell table:style-name="ce2" office:value-type="float" office:value="0.795828830444887" calcext:value-type="float">
            <text:p>0.795828830444887</text:p>
          </table:table-cell>
          <table:table-cell table:style-name="ce2" office:value-type="float" office:value="0.791568357232037" calcext:value-type="float">
            <text:p>0.791568357232037</text:p>
          </table:table-cell>
          <table:table-cell table:style-name="ce2" office:value-type="float" office:value="0.77639698875741" calcext:value-type="float">
            <text:p>0.77639698875741</text:p>
          </table:table-cell>
        </table:table-row>
        <table:table-row table:style-name="ro1">
          <table:table-cell office:value-type="float" office:value="0.818830246928828" calcext:value-type="float">
            <text:p>0.818830246928828</text:p>
          </table:table-cell>
          <table:table-cell office:value-type="float" office:value="0.810565188550371" calcext:value-type="float">
            <text:p>0.810565188550371</text:p>
          </table:table-cell>
          <table:table-cell office:value-type="float" office:value="0.833055086128036" calcext:value-type="float">
            <text:p>0.833055086128036</text:p>
          </table:table-cell>
          <table:table-cell office:value-type="float" office:value="0.814940576999419" calcext:value-type="float">
            <text:p>0.814940576999419</text:p>
          </table:table-cell>
          <table:table-cell office:value-type="float" office:value="0.824066147157455" calcext:value-type="float">
            <text:p>0.824066147157455</text:p>
          </table:table-cell>
        </table:table-row>
        <table:table-row table:style-name="ro1">
          <table:table-cell office:value-type="float" office:value="0.753750413822795" calcext:value-type="float">
            <text:p>0.753750413822795</text:p>
          </table:table-cell>
          <table:table-cell office:value-type="float" office:value="0.776767338785665" calcext:value-type="float">
            <text:p>0.776767338785665</text:p>
          </table:table-cell>
          <table:table-cell office:value-type="float" office:value="0.779845319634177" calcext:value-type="float">
            <text:p>0.779845319634177</text:p>
          </table:table-cell>
          <table:table-cell office:value-type="float" office:value="0.781003262275863" calcext:value-type="float">
            <text:p>0.781003262275863</text:p>
          </table:table-cell>
          <table:table-cell office:value-type="float" office:value="0.741790116745305" calcext:value-type="float">
            <text:p>0.741790116745305</text:p>
          </table:table-cell>
        </table:table-row>
        <table:table-row table:style-name="ro1">
          <table:table-cell office:value-type="float" office:value="0.821307786775409" calcext:value-type="float">
            <text:p>0.821307786775409</text:p>
          </table:table-cell>
          <table:table-cell office:value-type="float" office:value="0.841711208646825" calcext:value-type="float">
            <text:p>0.841711208646825</text:p>
          </table:table-cell>
          <table:table-cell office:value-type="float" office:value="0.833054150015696" calcext:value-type="float">
            <text:p>0.833054150015696</text:p>
          </table:table-cell>
          <table:table-cell office:value-type="float" office:value="0.830667386532178" calcext:value-type="float">
            <text:p>0.830667386532178</text:p>
          </table:table-cell>
          <table:table-cell office:value-type="float" office:value="0.839499309443852" calcext:value-type="float">
            <text:p>0.839499309443852</text:p>
          </table:table-cell>
        </table:table-row>
        <table:table-row table:style-name="ro1">
          <table:table-cell office:value-type="float" office:value="0.788771317300359" calcext:value-type="float">
            <text:p>0.788771317300359</text:p>
          </table:table-cell>
          <table:table-cell office:value-type="float" office:value="0.742690802655916" calcext:value-type="float">
            <text:p>0.742690802655916</text:p>
          </table:table-cell>
          <table:table-cell office:value-type="float" office:value="0.776347583200709" calcext:value-type="float">
            <text:p>0.776347583200709</text:p>
          </table:table-cell>
          <table:table-cell office:value-type="float" office:value="0.742501565338152" calcext:value-type="float">
            <text:p>0.742501565338152</text:p>
          </table:table-cell>
          <table:table-cell office:value-type="float" office:value="0.784400191894088" calcext:value-type="float">
            <text:p>0.784400191894088</text:p>
          </table:table-cell>
        </table:table-row>
        <table:table-row table:style-name="ro1">
          <table:table-cell office:value-type="float" office:value="0.818807341946185" calcext:value-type="float">
            <text:p>0.818807341946185</text:p>
          </table:table-cell>
          <table:table-cell office:value-type="float" office:value="0.825369727453381" calcext:value-type="float">
            <text:p>0.825369727453381</text:p>
          </table:table-cell>
          <table:table-cell office:value-type="float" office:value="0.835071890810759" calcext:value-type="float">
            <text:p>0.835071890810759</text:p>
          </table:table-cell>
          <table:table-cell office:value-type="float" office:value="0.816652868644002" calcext:value-type="float">
            <text:p>0.816652868644002</text:p>
          </table:table-cell>
          <table:table-cell office:value-type="float" office:value="0.827852978838517" calcext:value-type="float">
            <text:p>0.827852978838517</text:p>
          </table:table-cell>
        </table:table-row>
        <table:table-row table:style-name="ro1">
          <table:table-cell office:value-type="float" office:value="0.734628758901552" calcext:value-type="float">
            <text:p>0.734628758901552</text:p>
          </table:table-cell>
          <table:table-cell office:value-type="float" office:value="0.762884923135807" calcext:value-type="float">
            <text:p>0.762884923135807</text:p>
          </table:table-cell>
          <table:table-cell office:value-type="float" office:value="0.745704489382853" calcext:value-type="float">
            <text:p>0.745704489382853</text:p>
          </table:table-cell>
          <table:table-cell office:value-type="float" office:value="0.734385109917622" calcext:value-type="float">
            <text:p>0.734385109917622</text:p>
          </table:table-cell>
          <table:table-cell office:value-type="float" office:value="0.748021766132103" calcext:value-type="float">
            <text:p>0.748021766132103</text:p>
          </table:table-cell>
        </table:table-row>
        <table:table-row table:style-name="ro1">
          <table:table-cell office:value-type="float" office:value="0.838250787108539" calcext:value-type="float">
            <text:p>0.838250787108539</text:p>
          </table:table-cell>
          <table:table-cell office:value-type="float" office:value="0.827922990249759" calcext:value-type="float">
            <text:p>0.827922990249759</text:p>
          </table:table-cell>
          <table:table-cell office:value-type="float" office:value="0.838745502980775" calcext:value-type="float">
            <text:p>0.838745502980775</text:p>
          </table:table-cell>
          <table:table-cell office:value-type="float" office:value="0.835746099981009" calcext:value-type="float">
            <text:p>0.835746099981009</text:p>
          </table:table-cell>
          <table:table-cell office:value-type="float" office:value="0.83048547823462" calcext:value-type="float">
            <text:p>0.83048547823462</text:p>
          </table:table-cell>
        </table:table-row>
        <table:table-row table:style-name="ro1">
          <table:table-cell office:value-type="float" office:value="0.747212698311586" calcext:value-type="float">
            <text:p>0.747212698311586</text:p>
          </table:table-cell>
          <table:table-cell office:value-type="float" office:value="0.78574548529607" calcext:value-type="float">
            <text:p>0.78574548529607</text:p>
          </table:table-cell>
          <table:table-cell office:value-type="float" office:value="0.779709908643664" calcext:value-type="float">
            <text:p>0.779709908643664</text:p>
          </table:table-cell>
          <table:table-cell office:value-type="float" office:value="0.793843447956066" calcext:value-type="float">
            <text:p>0.793843447956066</text:p>
          </table:table-cell>
          <table:table-cell office:value-type="float" office:value="0.766298819385148" calcext:value-type="float">
            <text:p>0.766298819385148</text:p>
          </table:table-cell>
        </table:table-row>
        <table:table-row table:style-name="ro1">
          <table:table-cell office:value-type="float" office:value="0.839559262104667" calcext:value-type="float">
            <text:p>0.839559262104667</text:p>
          </table:table-cell>
          <table:table-cell office:value-type="float" office:value="0.842560097202287" calcext:value-type="float">
            <text:p>0.842560097202287</text:p>
          </table:table-cell>
          <table:table-cell office:value-type="float" office:value="0.843640307583765" calcext:value-type="float">
            <text:p>0.843640307583765</text:p>
          </table:table-cell>
          <table:table-cell office:value-type="float" office:value="0.834834818109611" calcext:value-type="float">
            <text:p>0.834834818109611</text:p>
          </table:table-cell>
          <table:table-cell office:value-type="float" office:value="0.827334067938132" calcext:value-type="float">
            <text:p>0.827334067938132</text:p>
          </table:table-cell>
        </table:table-row>
        <table:table-row table:style-name="ro1">
          <table:table-cell office:value-type="float" office:value="0.76001712628751" calcext:value-type="float">
            <text:p>0.76001712628751</text:p>
          </table:table-cell>
          <table:table-cell office:value-type="float" office:value="0.781156233208732" calcext:value-type="float">
            <text:p>0.781156233208732</text:p>
          </table:table-cell>
          <table:table-cell office:value-type="float" office:value="0.75777045751703" calcext:value-type="float">
            <text:p>0.75777045751703</text:p>
          </table:table-cell>
          <table:table-cell office:value-type="float" office:value="0.781772113093149" calcext:value-type="float">
            <text:p>0.781772113093149</text:p>
          </table:table-cell>
          <table:table-cell office:value-type="float" office:value="0.767066684362708" calcext:value-type="float">
            <text:p>0.767066684362708</text:p>
          </table:table-cell>
        </table:table-row>
        <table:table-row table:style-name="ro1">
          <table:table-cell office:value-type="float" office:value="0.821117659439186" calcext:value-type="float">
            <text:p>0.821117659439186</text:p>
          </table:table-cell>
          <table:table-cell office:value-type="float" office:value="0.838272655602124" calcext:value-type="float">
            <text:p>0.838272655602124</text:p>
          </table:table-cell>
          <table:table-cell office:value-type="float" office:value="0.844108569152264" calcext:value-type="float">
            <text:p>0.844108569152264</text:p>
          </table:table-cell>
          <table:table-cell office:value-type="float" office:value="0.845086061426748" calcext:value-type="float">
            <text:p>0.845086061426748</text:p>
          </table:table-cell>
          <table:table-cell office:value-type="float" office:value="0.846715307442803" calcext:value-type="float">
            <text:p>0.846715307442803</text:p>
          </table:table-cell>
        </table:table-row>
        <table:table-row table:style-name="ro1">
          <table:table-cell table:style-name="ce2" office:value-type="float" office:value="0.762536565207119" calcext:value-type="float">
            <text:p>0.762536565207119</text:p>
          </table:table-cell>
          <table:table-cell table:style-name="ce2" office:value-type="float" office:value="0.764059135034484" calcext:value-type="float">
            <text:p>0.764059135034484</text:p>
          </table:table-cell>
          <table:table-cell table:style-name="ce2" office:value-type="float" office:value="0.789176739405796" calcext:value-type="float">
            <text:p>0.789176739405796</text:p>
          </table:table-cell>
          <table:table-cell table:style-name="ce2" office:value-type="float" office:value="0.79269212161146" calcext:value-type="float">
            <text:p>0.79269212161146</text:p>
          </table:table-cell>
          <table:table-cell table:style-name="ce2" office:value-type="float" office:value="0.770750356948983" calcext:value-type="float">
            <text:p>0.770750356948983</text:p>
          </table:table-cell>
        </table:table-row>
        <table:table-row table:style-name="ro1">
          <table:table-cell office:value-type="float" office:value="0.82693347625783" calcext:value-type="float">
            <text:p>0.82693347625783</text:p>
          </table:table-cell>
          <table:table-cell office:value-type="float" office:value="0.821526644403949" calcext:value-type="float">
            <text:p>0.821526644403949</text:p>
          </table:table-cell>
          <table:table-cell office:value-type="float" office:value="0.823190082493051" calcext:value-type="float">
            <text:p>0.823190082493051</text:p>
          </table:table-cell>
          <table:table-cell office:value-type="float" office:value="0.833059662020589" calcext:value-type="float">
            <text:p>0.833059662020589</text:p>
          </table:table-cell>
          <table:table-cell office:value-type="float" office:value="0.815723444383499" calcext:value-type="float">
            <text:p>0.815723444383499</text:p>
          </table:table-cell>
        </table:table-row>
        <table:table-row table:style-name="ro1">
          <table:table-cell office:value-type="float" office:value="0.734385557284542" calcext:value-type="float">
            <text:p>0.734385557284542</text:p>
          </table:table-cell>
          <table:table-cell office:value-type="float" office:value="0.772912567942196" calcext:value-type="float">
            <text:p>0.772912567942196</text:p>
          </table:table-cell>
          <table:table-cell office:value-type="float" office:value="0.775414709997187" calcext:value-type="float">
            <text:p>0.775414709997187</text:p>
          </table:table-cell>
          <table:table-cell office:value-type="float" office:value="0.753145691395186" calcext:value-type="float">
            <text:p>0.753145691395186</text:p>
          </table:table-cell>
          <table:table-cell office:value-type="float" office:value="0.763627836352021" calcext:value-type="float">
            <text:p>0.763627836352021</text:p>
          </table:table-cell>
        </table:table-row>
        <table:table-row table:style-name="ro1">
          <table:table-cell office:value-type="float" office:value="0.83439312562502" calcext:value-type="float">
            <text:p>0.83439312562502</text:p>
          </table:table-cell>
          <table:table-cell office:value-type="float" office:value="0.830058406118621" calcext:value-type="float">
            <text:p>0.830058406118621</text:p>
          </table:table-cell>
          <table:table-cell office:value-type="float" office:value="0.8329245128602" calcext:value-type="float">
            <text:p>0.8329245128602</text:p>
          </table:table-cell>
          <table:table-cell office:value-type="float" office:value="0.82922731273127" calcext:value-type="float">
            <text:p>0.82922731273127</text:p>
          </table:table-cell>
          <table:table-cell office:value-type="float" office:value="0.830313021151323" calcext:value-type="float">
            <text:p>0.830313021151323</text:p>
          </table:table-cell>
        </table:table-row>
        <table:table-row table:style-name="ro1">
          <table:table-cell office:value-type="float" office:value="0.769295163135783" calcext:value-type="float">
            <text:p>0.769295163135783</text:p>
          </table:table-cell>
          <table:table-cell office:value-type="float" office:value="0.760996868458613" calcext:value-type="float">
            <text:p>0.760996868458613</text:p>
          </table:table-cell>
          <table:table-cell office:value-type="float" office:value="0.787960394107319" calcext:value-type="float">
            <text:p>0.787960394107319</text:p>
          </table:table-cell>
          <table:table-cell office:value-type="float" office:value="0.777746484397706" calcext:value-type="float">
            <text:p>0.777746484397706</text:p>
          </table:table-cell>
          <table:table-cell office:value-type="float" office:value="0.783625268904354" calcext:value-type="float">
            <text:p>0.783625268904354</text:p>
          </table:table-cell>
        </table:table-row>
        <table:table-row table:style-name="ro1">
          <table:table-cell office:value-type="float" office:value="0.83403070540662" calcext:value-type="float">
            <text:p>0.83403070540662</text:p>
          </table:table-cell>
          <table:table-cell office:value-type="float" office:value="0.824235500394246" calcext:value-type="float">
            <text:p>0.824235500394246</text:p>
          </table:table-cell>
          <table:table-cell office:value-type="float" office:value="0.831661082047736" calcext:value-type="float">
            <text:p>0.831661082047736</text:p>
          </table:table-cell>
          <table:table-cell office:value-type="float" office:value="0.837780152587928" calcext:value-type="float">
            <text:p>0.837780152587928</text:p>
          </table:table-cell>
          <table:table-cell office:value-type="float" office:value="0.838692247700063" calcext:value-type="float">
            <text:p>0.838692247700063</text:p>
          </table:table-cell>
        </table:table-row>
        <table:table-row table:style-name="ro1">
          <table:table-cell office:value-type="float" office:value="0.738706441814456" calcext:value-type="float">
            <text:p>0.738706441814456</text:p>
          </table:table-cell>
          <table:table-cell office:value-type="float" office:value="0.757802837493127" calcext:value-type="float">
            <text:p>0.757802837493127</text:p>
          </table:table-cell>
          <table:table-cell office:value-type="float" office:value="0.763184366305828" calcext:value-type="float">
            <text:p>0.763184366305828</text:p>
          </table:table-cell>
          <table:table-cell office:value-type="float" office:value="0.781989396588599" calcext:value-type="float">
            <text:p>0.781989396588599</text:p>
          </table:table-cell>
          <table:table-cell office:value-type="float" office:value="0.772688761701385" calcext:value-type="float">
            <text:p>0.772688761701385</text:p>
          </table:table-cell>
        </table:table-row>
        <table:table-row table:style-name="ro1">
          <table:table-cell office:value-type="float" office:value="0.827722760815093" calcext:value-type="float">
            <text:p>0.827722760815093</text:p>
          </table:table-cell>
          <table:table-cell office:value-type="float" office:value="0.838463634617664" calcext:value-type="float">
            <text:p>0.838463634617664</text:p>
          </table:table-cell>
          <table:table-cell office:value-type="float" office:value="0.835379448893946" calcext:value-type="float">
            <text:p>0.835379448893946</text:p>
          </table:table-cell>
          <table:table-cell office:value-type="float" office:value="0.832618028931861" calcext:value-type="float">
            <text:p>0.832618028931861</text:p>
          </table:table-cell>
          <table:table-cell office:value-type="float" office:value="0.831554302766352" calcext:value-type="float">
            <text:p>0.831554302766352</text:p>
          </table:table-cell>
        </table:table-row>
        <table:table-row table:style-name="ro1">
          <table:table-cell office:value-type="float" office:value="0.788589014964393" calcext:value-type="float">
            <text:p>0.788589014964393</text:p>
          </table:table-cell>
          <table:table-cell office:value-type="float" office:value="0.791258062396455" calcext:value-type="float">
            <text:p>0.791258062396455</text:p>
          </table:table-cell>
          <table:table-cell office:value-type="float" office:value="0.782230618398323" calcext:value-type="float">
            <text:p>0.782230618398323</text:p>
          </table:table-cell>
          <table:table-cell office:value-type="float" office:value="0.786752682638296" calcext:value-type="float">
            <text:p>0.786752682638296</text:p>
          </table:table-cell>
          <table:table-cell office:value-type="float" office:value="0.760177245900193" calcext:value-type="float">
            <text:p>0.760177245900193</text:p>
          </table:table-cell>
        </table:table-row>
        <table:table-row table:style-name="ro1">
          <table:table-cell office:value-type="float" office:value="0.837233755319208" calcext:value-type="float">
            <text:p>0.837233755319208</text:p>
          </table:table-cell>
          <table:table-cell office:value-type="float" office:value="0.839202846966742" calcext:value-type="float">
            <text:p>0.839202846966742</text:p>
          </table:table-cell>
          <table:table-cell office:value-type="float" office:value="0.840909073483353" calcext:value-type="float">
            <text:p>0.840909073483353</text:p>
          </table:table-cell>
          <table:table-cell office:value-type="float" office:value="0.843083677019199" calcext:value-type="float">
            <text:p>0.843083677019199</text:p>
          </table:table-cell>
          <table:table-cell office:value-type="float" office:value="0.838989940307333" calcext:value-type="float">
            <text:p>0.838989940307333</text:p>
          </table:table-cell>
        </table:table-row>
        <table:table-row table:style-name="ro1">
          <table:table-cell office:value-type="float" office:value="0.76166496703016" calcext:value-type="float">
            <text:p>0.76166496703016</text:p>
          </table:table-cell>
          <table:table-cell office:value-type="float" office:value="0.748573085291711" calcext:value-type="float">
            <text:p>0.748573085291711</text:p>
          </table:table-cell>
          <table:table-cell office:value-type="float" office:value="0.761748409301909" calcext:value-type="float">
            <text:p>0.761748409301909</text:p>
          </table:table-cell>
          <table:table-cell office:value-type="float" office:value="0.78541815167431" calcext:value-type="float">
            <text:p>0.78541815167431</text:p>
          </table:table-cell>
          <table:table-cell office:value-type="float" office:value="0.750031524003394" calcext:value-type="float">
            <text:p>0.750031524003394</text:p>
          </table:table-cell>
        </table:table-row>
        <table:table-row table:style-name="ro1">
          <table:table-cell office:value-type="float" office:value="0.843556554712977" calcext:value-type="float">
            <text:p>0.843556554712977</text:p>
          </table:table-cell>
          <table:table-cell office:value-type="float" office:value="0.828954732151175" calcext:value-type="float">
            <text:p>0.828954732151175</text:p>
          </table:table-cell>
          <table:table-cell office:value-type="float" office:value="0.827222221839428" calcext:value-type="float">
            <text:p>0.827222221839428</text:p>
          </table:table-cell>
          <table:table-cell office:value-type="float" office:value="0.808836524946451" calcext:value-type="float">
            <text:p>0.808836524946451</text:p>
          </table:table-cell>
          <table:table-cell office:value-type="float" office:value="0.837545116815991" calcext:value-type="float">
            <text:p>0.837545116815991</text:p>
          </table:table-cell>
        </table:table-row>
        <table:table-row table:style-name="ro1">
          <table:table-cell table:style-name="ce2" office:value-type="float" office:value="0.794726337637122" calcext:value-type="float">
            <text:p>0.794726337637122</text:p>
          </table:table-cell>
          <table:table-cell table:style-name="ce2" office:value-type="float" office:value="0.787645088370167" calcext:value-type="float">
            <text:p>0.787645088370167</text:p>
          </table:table-cell>
          <table:table-cell table:style-name="ce2" office:value-type="float" office:value="0.758745544106591" calcext:value-type="float">
            <text:p>0.758745544106591</text:p>
          </table:table-cell>
          <table:table-cell table:style-name="ce2" office:value-type="float" office:value="0.795242425728123" calcext:value-type="float">
            <text:p>0.795242425728123</text:p>
          </table:table-cell>
          <table:table-cell table:style-name="ce2" office:value-type="float" office:value="0.78930424899985" calcext:value-type="float">
            <text:p>0.78930424899985</text:p>
          </table:table-cell>
        </table:table-row>
        <table:table-row table:style-name="ro1">
          <table:table-cell office:value-type="float" office:value="0.0171831175684929" calcext:value-type="float">
            <text:p>0.017183117568493</text:p>
          </table:table-cell>
          <table:table-cell office:value-type="float" office:value="0.0173263009637594" calcext:value-type="float">
            <text:p>0.01732630096376</text:p>
          </table:table-cell>
          <table:table-cell office:value-type="float" office:value="0.0174632854759693" calcext:value-type="float">
            <text:p>0.017463285475969</text:p>
          </table:table-cell>
          <table:table-cell office:value-type="float" office:value="0.0172762200236321" calcext:value-type="float">
            <text:p>0.017276220023632</text:p>
          </table:table-cell>
          <table:table-cell office:value-type="float" office:value="0.016996793448925" calcext:value-type="float">
            <text:p>0.016996793448925</text:p>
          </table:table-cell>
        </table:table-row>
        <table:table-row table:style-name="ro1">
          <table:table-cell office:value-type="float" office:value="0.0206598695367575" calcext:value-type="float">
            <text:p>0.020659869536758</text:p>
          </table:table-cell>
          <table:table-cell office:value-type="float" office:value="0.0205896254628897" calcext:value-type="float">
            <text:p>0.02058962546289</text:p>
          </table:table-cell>
          <table:table-cell office:value-type="float" office:value="0.0204721093177795" calcext:value-type="float">
            <text:p>0.02047210931778</text:p>
          </table:table-cell>
          <table:table-cell office:value-type="float" office:value="0.0204490348696709" calcext:value-type="float">
            <text:p>0.020449034869671</text:p>
          </table:table-cell>
          <table:table-cell office:value-type="float" office:value="0.0209495555609465" calcext:value-type="float">
            <text:p>0.020949555560947</text:p>
          </table:table-cell>
        </table:table-row>
        <table:table-row table:style-name="ro1">
          <table:table-cell office:value-type="float" office:value="0.0174389779567719" calcext:value-type="float">
            <text:p>0.017438977956772</text:p>
          </table:table-cell>
          <table:table-cell office:value-type="float" office:value="0.0173941683024168" calcext:value-type="float">
            <text:p>0.017394168302417</text:p>
          </table:table-cell>
          <table:table-cell office:value-type="float" office:value="0.017738739028573" calcext:value-type="float">
            <text:p>0.017738739028573</text:p>
          </table:table-cell>
          <table:table-cell office:value-type="float" office:value="0.0175001211464405" calcext:value-type="float">
            <text:p>0.017500121146441</text:p>
          </table:table-cell>
          <table:table-cell office:value-type="float" office:value="0.0172014217823744" calcext:value-type="float">
            <text:p>0.017201421782374</text:p>
          </table:table-cell>
        </table:table-row>
        <table:table-row table:style-name="ro1">
          <table:table-cell office:value-type="float" office:value="0.0205437205731869" calcext:value-type="float">
            <text:p>0.020543720573187</text:p>
          </table:table-cell>
          <table:table-cell office:value-type="float" office:value="0.0208694729954004" calcext:value-type="float">
            <text:p>0.020869472995401</text:p>
          </table:table-cell>
          <table:table-cell office:value-type="float" office:value="0.0200878288596869" calcext:value-type="float">
            <text:p>0.020087828859687</text:p>
          </table:table-cell>
          <table:table-cell office:value-type="float" office:value="0.0205022189766169" calcext:value-type="float">
            <text:p>0.020502218976617</text:p>
          </table:table-cell>
          <table:table-cell office:value-type="float" office:value="0.020025372505188" calcext:value-type="float">
            <text:p>0.020025372505188</text:p>
          </table:table-cell>
        </table:table-row>
        <table:table-row table:style-name="ro1">
          <table:table-cell office:value-type="float" office:value="0.0170795433223248" calcext:value-type="float">
            <text:p>0.017079543322325</text:p>
          </table:table-cell>
          <table:table-cell office:value-type="float" office:value="0.0170753616839647" calcext:value-type="float">
            <text:p>0.017075361683965</text:p>
          </table:table-cell>
          <table:table-cell office:value-type="float" office:value="0.0167546477168798" calcext:value-type="float">
            <text:p>0.01675464771688</text:p>
          </table:table-cell>
          <table:table-cell office:value-type="float" office:value="0.0169627480208874" calcext:value-type="float">
            <text:p>0.016962748020887</text:p>
          </table:table-cell>
          <table:table-cell office:value-type="float" office:value="0.0167907457798719" calcext:value-type="float">
            <text:p>0.016790745779872</text:p>
          </table:table-cell>
        </table:table-row>
        <table:table-row table:style-name="ro1">
          <table:table-cell office:value-type="float" office:value="0.0208312962204218" calcext:value-type="float">
            <text:p>0.020831296220422</text:p>
          </table:table-cell>
          <table:table-cell office:value-type="float" office:value="0.0204222686588764" calcext:value-type="float">
            <text:p>0.020422268658877</text:p>
          </table:table-cell>
          <table:table-cell office:value-type="float" office:value="0.0200955588370562" calcext:value-type="float">
            <text:p>0.020095558837056</text:p>
          </table:table-cell>
          <table:table-cell office:value-type="float" office:value="0.0203896965831518" calcext:value-type="float">
            <text:p>0.020389696583152</text:p>
          </table:table-cell>
          <table:table-cell office:value-type="float" office:value="0.0208206549286842" calcext:value-type="float">
            <text:p>0.020820654928684</text:p>
          </table:table-cell>
        </table:table-row>
        <table:table-row table:style-name="ro1">
          <table:table-cell office:value-type="float" office:value="0.0167460888624191" calcext:value-type="float">
            <text:p>0.016746088862419</text:p>
          </table:table-cell>
          <table:table-cell office:value-type="float" office:value="0.0168811045587063" calcext:value-type="float">
            <text:p>0.016881104558706</text:p>
          </table:table-cell>
          <table:table-cell office:value-type="float" office:value="0.0175782069563866" calcext:value-type="float">
            <text:p>0.017578206956387</text:p>
          </table:table-cell>
          <table:table-cell office:value-type="float" office:value="0.0168251805007458" calcext:value-type="float">
            <text:p>0.016825180500746</text:p>
          </table:table-cell>
          <table:table-cell office:value-type="float" office:value="0.0172377526760101" calcext:value-type="float">
            <text:p>0.01723775267601</text:p>
          </table:table-cell>
        </table:table-row>
        <table:table-row table:style-name="ro1">
          <table:table-cell office:value-type="float" office:value="0.0203583277761936" calcext:value-type="float">
            <text:p>0.020358327776194</text:p>
          </table:table-cell>
          <table:table-cell office:value-type="float" office:value="0.0201182272285223" calcext:value-type="float">
            <text:p>0.020118227228522</text:p>
          </table:table-cell>
          <table:table-cell office:value-type="float" office:value="0.0200475733727217" calcext:value-type="float">
            <text:p>0.020047573372722</text:p>
          </table:table-cell>
          <table:table-cell office:value-type="float" office:value="0.0207880921661854" calcext:value-type="float">
            <text:p>0.020788092166185</text:p>
          </table:table-cell>
          <table:table-cell office:value-type="float" office:value="0.0201701819896698" calcext:value-type="float">
            <text:p>0.02017018198967</text:p>
          </table:table-cell>
        </table:table-row>
        <table:table-row table:style-name="ro1">
          <table:table-cell office:value-type="float" office:value="0.0170563608407974" calcext:value-type="float">
            <text:p>0.017056360840798</text:p>
          </table:table-cell>
          <table:table-cell office:value-type="float" office:value="0.0169310197234154" calcext:value-type="float">
            <text:p>0.016931019723415</text:p>
          </table:table-cell>
          <table:table-cell office:value-type="float" office:value="0.0168781634420156" calcext:value-type="float">
            <text:p>0.016878163442016</text:p>
          </table:table-cell>
          <table:table-cell office:value-type="float" office:value="0.0171025823801756" calcext:value-type="float">
            <text:p>0.017102582380176</text:p>
          </table:table-cell>
          <table:table-cell office:value-type="float" office:value="0.0169300399720669" calcext:value-type="float">
            <text:p>0.016930039972067</text:p>
          </table:table-cell>
        </table:table-row>
        <table:table-row table:style-name="ro1">
          <table:table-cell office:value-type="float" office:value="0.021296376362443" calcext:value-type="float">
            <text:p>0.021296376362443</text:p>
          </table:table-cell>
          <table:table-cell office:value-type="float" office:value="0.0204718802124262" calcext:value-type="float">
            <text:p>0.020471880212426</text:p>
          </table:table-cell>
          <table:table-cell office:value-type="float" office:value="0.0208875145763159" calcext:value-type="float">
            <text:p>0.020887514576316</text:p>
          </table:table-cell>
          <table:table-cell office:value-type="float" office:value="0.0209787338972092" calcext:value-type="float">
            <text:p>0.020978733897209</text:p>
          </table:table-cell>
          <table:table-cell office:value-type="float" office:value="0.0203366540372372" calcext:value-type="float">
            <text:p>0.020336654037237</text:p>
          </table:table-cell>
        </table:table-row>
        <table:table-row table:style-name="ro1">
          <table:table-cell office:value-type="float" office:value="0.0168022681027651" calcext:value-type="float">
            <text:p>0.016802268102765</text:p>
          </table:table-cell>
          <table:table-cell office:value-type="float" office:value="0.0169265642762184" calcext:value-type="float">
            <text:p>0.016926564276219</text:p>
          </table:table-cell>
          <table:table-cell office:value-type="float" office:value="0.0170170441269875" calcext:value-type="float">
            <text:p>0.017017044126988</text:p>
          </table:table-cell>
          <table:table-cell office:value-type="float" office:value="0.0167041979730129" calcext:value-type="float">
            <text:p>0.016704197973013</text:p>
          </table:table-cell>
          <table:table-cell office:value-type="float" office:value="0.0173512473702431" calcext:value-type="float">
            <text:p>0.017351247370243</text:p>
          </table:table-cell>
        </table:table-row>
        <table:table-row table:style-name="ro1">
          <table:table-cell table:style-name="ce2" office:value-type="float" office:value="0.0204012729227543" calcext:value-type="float">
            <text:p>0.020401272922754</text:p>
          </table:table-cell>
          <table:table-cell table:style-name="ce2" office:value-type="float" office:value="0.020436329767108" calcext:value-type="float">
            <text:p>0.020436329767108</text:p>
          </table:table-cell>
          <table:table-cell table:style-name="ce2" office:value-type="float" office:value="0.0202658195048571" calcext:value-type="float">
            <text:p>0.020265819504857</text:p>
          </table:table-cell>
          <table:table-cell table:style-name="ce2" office:value-type="float" office:value="0.020411029458046" calcext:value-type="float">
            <text:p>0.020411029458046</text:p>
          </table:table-cell>
          <table:table-cell table:style-name="ce2" office:value-type="float" office:value="0.0200841650366783" calcext:value-type="float">
            <text:p>0.020084165036678</text:p>
          </table:table-cell>
        </table:table-row>
        <table:table-row table:style-name="ro1">
          <table:table-cell office:value-type="float" office:value="0.739622646214333" calcext:value-type="float">
            <text:p>0.739622646214333</text:p>
          </table:table-cell>
          <table:table-cell office:value-type="float" office:value="0.74245116280971" calcext:value-type="float">
            <text:p>0.74245116280971</text:p>
          </table:table-cell>
          <table:table-cell office:value-type="float" office:value="0.784131909819036" calcext:value-type="float">
            <text:p>0.784131909819036</text:p>
          </table:table-cell>
          <table:table-cell office:value-type="float" office:value="0.768201266671037" calcext:value-type="float">
            <text:p>0.768201266671037</text:p>
          </table:table-cell>
          <table:table-cell office:value-type="float" office:value="0.766378871802865" calcext:value-type="float">
            <text:p>0.766378871802865</text:p>
          </table:table-cell>
        </table:table-row>
        <table:table-row table:style-name="ro1">
          <table:table-cell office:value-type="float" office:value="0.728728213364726" calcext:value-type="float">
            <text:p>0.728728213364726</text:p>
          </table:table-cell>
          <table:table-cell office:value-type="float" office:value="0.732274725474408" calcext:value-type="float">
            <text:p>0.732274725474408</text:p>
          </table:table-cell>
          <table:table-cell office:value-type="float" office:value="0.667634881883694" calcext:value-type="float">
            <text:p>0.667634881883694</text:p>
          </table:table-cell>
          <table:table-cell office:value-type="float" office:value="0.708757464089636" calcext:value-type="float">
            <text:p>0.708757464089636</text:p>
          </table:table-cell>
          <table:table-cell office:value-type="float" office:value="0.749511439632169" calcext:value-type="float">
            <text:p>0.749511439632169</text:p>
          </table:table-cell>
        </table:table-row>
        <table:table-row table:style-name="ro1">
          <table:table-cell office:value-type="float" office:value="0.75993285304679" calcext:value-type="float">
            <text:p>0.75993285304679</text:p>
          </table:table-cell>
          <table:table-cell office:value-type="float" office:value="0.792238049068927" calcext:value-type="float">
            <text:p>0.792238049068927</text:p>
          </table:table-cell>
          <table:table-cell office:value-type="float" office:value="0.754319647114316" calcext:value-type="float">
            <text:p>0.754319647114316</text:p>
          </table:table-cell>
          <table:table-cell office:value-type="float" office:value="0.781865280839004" calcext:value-type="float">
            <text:p>0.781865280839004</text:p>
          </table:table-cell>
          <table:table-cell office:value-type="float" office:value="0.763054460362606" calcext:value-type="float">
            <text:p>0.763054460362606</text:p>
          </table:table-cell>
        </table:table-row>
        <table:table-row table:style-name="ro1">
          <table:table-cell office:value-type="float" office:value="0.757671876386053" calcext:value-type="float">
            <text:p>0.757671876386053</text:p>
          </table:table-cell>
          <table:table-cell office:value-type="float" office:value="0.774987482727384" calcext:value-type="float">
            <text:p>0.774987482727384</text:p>
          </table:table-cell>
          <table:table-cell office:value-type="float" office:value="0.768796106148639" calcext:value-type="float">
            <text:p>0.768796106148639</text:p>
          </table:table-cell>
          <table:table-cell office:value-type="float" office:value="0.774765644626961" calcext:value-type="float">
            <text:p>0.774765644626961</text:p>
          </table:table-cell>
          <table:table-cell office:value-type="float" office:value="0.755300156013827" calcext:value-type="float">
            <text:p>0.755300156013827</text:p>
          </table:table-cell>
        </table:table-row>
        <table:table-row table:style-name="ro1">
          <table:table-cell office:value-type="float" office:value="0.750596334206795" calcext:value-type="float">
            <text:p>0.750596334206795</text:p>
          </table:table-cell>
          <table:table-cell office:value-type="float" office:value="0.757534606080119" calcext:value-type="float">
            <text:p>0.757534606080119</text:p>
          </table:table-cell>
          <table:table-cell office:value-type="float" office:value="0.779626327909344" calcext:value-type="float">
            <text:p>0.779626327909344</text:p>
          </table:table-cell>
          <table:table-cell office:value-type="float" office:value="0.753705797740556" calcext:value-type="float">
            <text:p>0.753705797740556</text:p>
          </table:table-cell>
          <table:table-cell office:value-type="float" office:value="0.75330278253373" calcext:value-type="float">
            <text:p>0.75330278253373</text:p>
          </table:table-cell>
        </table:table-row>
        <table:table-row table:style-name="ro1">
          <table:table-cell office:value-type="float" office:value="0.756324364132471" calcext:value-type="float">
            <text:p>0.756324364132471</text:p>
          </table:table-cell>
          <table:table-cell office:value-type="float" office:value="0.759497270935385" calcext:value-type="float">
            <text:p>0.759497270935385</text:p>
          </table:table-cell>
          <table:table-cell office:value-type="float" office:value="0.757516134962819" calcext:value-type="float">
            <text:p>0.757516134962819</text:p>
          </table:table-cell>
          <table:table-cell office:value-type="float" office:value="0.747300674631627" calcext:value-type="float">
            <text:p>0.747300674631627</text:p>
          </table:table-cell>
          <table:table-cell office:value-type="float" office:value="0.702443793540385" calcext:value-type="float">
            <text:p>0.702443793540385</text:p>
          </table:table-cell>
        </table:table-row>
        <table:table-row table:style-name="ro1">
          <table:table-cell office:value-type="float" office:value="0.783855551199619" calcext:value-type="float">
            <text:p>0.783855551199619</text:p>
          </table:table-cell>
          <table:table-cell office:value-type="float" office:value="0.779753760220246" calcext:value-type="float">
            <text:p>0.779753760220246</text:p>
          </table:table-cell>
          <table:table-cell office:value-type="float" office:value="0.754816115875977" calcext:value-type="float">
            <text:p>0.754816115875977</text:p>
          </table:table-cell>
          <table:table-cell office:value-type="float" office:value="0.781274383443697" calcext:value-type="float">
            <text:p>0.781274383443697</text:p>
          </table:table-cell>
          <table:table-cell office:value-type="float" office:value="0.761227953898529" calcext:value-type="float">
            <text:p>0.761227953898529</text:p>
          </table:table-cell>
        </table:table-row>
        <table:table-row table:style-name="ro1">
          <table:table-cell office:value-type="float" office:value="0.744033186142188" calcext:value-type="float">
            <text:p>0.744033186142188</text:p>
          </table:table-cell>
          <table:table-cell office:value-type="float" office:value="0.751080934111373" calcext:value-type="float">
            <text:p>0.751080934111373</text:p>
          </table:table-cell>
          <table:table-cell office:value-type="float" office:value="0.751872716315548" calcext:value-type="float">
            <text:p>0.751872716315548</text:p>
          </table:table-cell>
          <table:table-cell office:value-type="float" office:value="0.732125508077638" calcext:value-type="float">
            <text:p>0.732125508077638</text:p>
          </table:table-cell>
          <table:table-cell office:value-type="float" office:value="0.764814509691443" calcext:value-type="float">
            <text:p>0.764814509691443</text:p>
          </table:table-cell>
        </table:table-row>
        <table:table-row table:style-name="ro1">
          <table:table-cell office:value-type="float" office:value="0.741742524352482" calcext:value-type="float">
            <text:p>0.741742524352482</text:p>
          </table:table-cell>
          <table:table-cell office:value-type="float" office:value="0.736816534173391" calcext:value-type="float">
            <text:p>0.736816534173391</text:p>
          </table:table-cell>
          <table:table-cell office:value-type="float" office:value="0.754819573551198" calcext:value-type="float">
            <text:p>0.754819573551198</text:p>
          </table:table-cell>
          <table:table-cell office:value-type="float" office:value="0.766254710028553" calcext:value-type="float">
            <text:p>0.766254710028553</text:p>
          </table:table-cell>
          <table:table-cell office:value-type="float" office:value="0.73748174802719" calcext:value-type="float">
            <text:p>0.73748174802719</text:p>
          </table:table-cell>
        </table:table-row>
        <table:table-row table:style-name="ro1">
          <table:table-cell office:value-type="float" office:value="0.767613790750061" calcext:value-type="float">
            <text:p>0.767613790750061</text:p>
          </table:table-cell>
          <table:table-cell office:value-type="float" office:value="0.744283078881174" calcext:value-type="float">
            <text:p>0.744283078881174</text:p>
          </table:table-cell>
          <table:table-cell office:value-type="float" office:value="0.728558448708746" calcext:value-type="float">
            <text:p>0.728558448708746</text:p>
          </table:table-cell>
          <table:table-cell office:value-type="float" office:value="0.7470357484177" calcext:value-type="float">
            <text:p>0.7470357484177</text:p>
          </table:table-cell>
          <table:table-cell office:value-type="float" office:value="0.738682633104264" calcext:value-type="float">
            <text:p>0.738682633104264</text:p>
          </table:table-cell>
        </table:table-row>
        <table:table-row table:style-name="ro1">
          <table:table-cell office:value-type="float" office:value="0.748370265914476" calcext:value-type="float">
            <text:p>0.748370265914476</text:p>
          </table:table-cell>
          <table:table-cell office:value-type="float" office:value="0.749861946719816" calcext:value-type="float">
            <text:p>0.749861946719816</text:p>
          </table:table-cell>
          <table:table-cell office:value-type="float" office:value="0.679574070236686" calcext:value-type="float">
            <text:p>0.679574070236686</text:p>
          </table:table-cell>
          <table:table-cell office:value-type="float" office:value="0.468308424514328" calcext:value-type="float">
            <text:p>0.468308424514328</text:p>
          </table:table-cell>
          <table:table-cell office:value-type="float" office:value="0.751515154089809" calcext:value-type="float">
            <text:p>0.751515154089809</text:p>
          </table:table-cell>
        </table:table-row>
        <table:table-row table:style-name="ro1">
          <table:table-cell table:style-name="ce2" office:value-type="float" office:value="0.759406234226568" calcext:value-type="float">
            <text:p>0.759406234226568</text:p>
          </table:table-cell>
          <table:table-cell table:style-name="ce2" office:value-type="float" office:value="0.722746415429333" calcext:value-type="float">
            <text:p>0.722746415429333</text:p>
          </table:table-cell>
          <table:table-cell table:style-name="ce2" office:value-type="float" office:value="0.73972170880054" calcext:value-type="float">
            <text:p>0.73972170880054</text:p>
          </table:table-cell>
          <table:table-cell table:style-name="ce2" office:value-type="float" office:value="0.777525151418618" calcext:value-type="float">
            <text:p>0.777525151418618</text:p>
          </table:table-cell>
          <table:table-cell table:style-name="ce2" office:value-type="float" office:value="0.714961295220131" calcext:value-type="float">
            <text:p>0.714961295220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8:25:02.70450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8:01:44.858890400</meta:creation-date>
    <dc:date>2023-09-20T18:27:57.605291643</dc:date>
    <meta:editing-duration>PT9M25S</meta:editing-duration>
    <meta:editing-cycles>8</meta:editing-cycles>
    <meta:generator>LibreOffice/6.0.7.3$Linux_X86_64 LibreOffice_project/00m0$Build-3</meta:generator>
    <meta:document-statistic meta:table-count="1" meta:cell-count="485" meta:object-count="0"/>
  </office:meta>
</office:document-meta>
</file>